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9" style:family="table-cell" style:parent-style-name="Default" style:data-style-name="N100">
      <style:table-cell-properties fo:background-color="#7ffe00"/>
    </style:style>
    <style:style style:name="ce12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2" table:number-columns-repeated="1004"/>
        </table:table-row>
        <table:table-row table:style-name="ro1">
          <table:table-cell table:style-name="Default"/>
          <table:table-cell table:number-columns-repeated="19"/>
          <table:table-cell table:style-name="ce12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93.43</text:p>
          </table:table-cell>
          <table:table-cell/>
          <table:table-cell office:value-type="string" calcext:value-type="string">
            <text:p>186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9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.3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8.7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олото Альфа-Капитал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 office:value-type="string" calcext:value-type="string">
            <text:p>486.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 table:number-rows-repeated="171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9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.00.0000</text:date>, <text:time style:data-style-name="N2" text:time-value="19:29:40.46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06T19:33:50.597000000</dc:date>
    <meta:editing-duration>P1DT21H21M58S</meta:editing-duration>
    <meta:editing-cycles>949</meta:editing-cycles>
    <meta:document-statistic meta:table-count="2" meta:cell-count="1299" meta:object-count="0"/>
  </office:meta>
</office:document-meta>
</file>